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1732F5FD5048E461482.png" manifest:media-type="image/png"/>
  <manifest:file-entry manifest:full-path="Pictures/100000000000016D00000177D33F14126932DC88.png" manifest:media-type="image/png"/>
  <manifest:file-entry manifest:full-path="Pictures/10000001000001650000017462F7BBCB8F8CB899.png" manifest:media-type="image/png"/>
  <manifest:file-entry manifest:full-path="Pictures/100000010000014C000002221AF9CC54A7B96FC3.png" manifest:media-type="image/png"/>
  <manifest:file-entry manifest:full-path="Pictures/100000000000018F0000018B879A1C269B6754B2.png" manifest:media-type="image/png"/>
  <manifest:file-entry manifest:full-path="Pictures/100000010000016300000236A04914C7E16C36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Dot_20__28_Rounded_29_" svg:stroke-width="0.102cm" svg:stroke-color="#000000" draw:marker-start-width="0.356cm" draw:marker-end-width="0.356cm" svg:stroke-linecap="round" draw:fill-color="#ffffff" draw:textarea-horizontal-align="justify" draw:textarea-vertical-align="middle" draw:auto-grow-height="false" fo:min-height="4.158cm" fo:min-width="6.53cm" fo:padding-top="0.176cm" fo:padding-bottom="0.176cm" fo:padding-left="0.301cm" fo:padding-right="0.301cm"/>
    </style:style>
    <style:style style:name="gr5" style:family="graphic" style:parent-style-name="standard">
      <style:graphic-properties draw:stroke="dash" draw:stroke-dash="Dot_20__28_Rounded_29_" svg:stroke-width="0.102cm" svg:stroke-color="#000000" draw:marker-start-width="0.356cm" draw:marker-end-width="0.356cm" svg:stroke-linecap="round" draw:fill-color="#ffffff" draw:textarea-horizontal-align="justify" draw:textarea-vertical-align="middle" draw:auto-grow-height="false" fo:min-height="11.852cm" fo:min-width="3.982cm" fo:padding-top="0.176cm" fo:padding-bottom="0.176cm" fo:padding-left="0.301cm" fo:padding-right="0.301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Multplexing Mongo Metric</text:span></text:p>
          </draw:text-box>
        </draw:frame>
        <draw:frame draw:style-name="gr1" draw:text-style-name="P2" draw:layer="layout" svg:width="2.642cm" svg:height="2.718cm" svg:x="2.54cm" svg:y="3.81cm">
          <draw:image xlink:href="Pictures/100000000000016D00000177D33F14126932DC88.png" xlink:type="simple" xlink:show="embed" xlink:actuate="onLoad" draw:mime-type="image/png">
            <text:p/>
          </draw:image>
        </draw:frame>
        <draw:frame draw:style-name="gr1" draw:text-style-name="P2" draw:layer="layout" svg:width="2.413cm" svg:height="2.489cm" svg:x="8.89cm" svg:y="3.81cm">
          <draw:image xlink:href="Pictures/100000000000016D00000177D33F14126932DC88.png" xlink:type="simple" xlink:show="embed" xlink:actuate="onLoad" draw:mime-type="image/png">
            <text:p/>
          </draw:image>
        </draw:frame>
        <draw:frame draw:style-name="gr1" draw:text-style-name="P2" draw:layer="layout" svg:width="2.591cm" svg:height="4.267cm" svg:x="15.24cm" svg:y="3.81cm">
          <draw:image xlink:href="Pictures/100000010000014C000002221AF9CC54A7B96FC3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1.27cm" svg:x="5.715cm" svg:y="4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2.591cm" svg:height="4.267cm" svg:x="15.24cm" svg:y="8.433cm">
          <draw:image xlink:href="Pictures/100000010000014C000002221AF9CC54A7B96FC3.png" xlink:type="simple" xlink:show="embed" xlink:actuate="onLoad" draw:mime-type="image/png">
            <text:p/>
          </draw:image>
        </draw:frame>
        <draw:frame draw:style-name="gr1" draw:text-style-name="P2" draw:layer="layout" svg:width="2.591cm" svg:height="4.267cm" svg:x="18.415cm" svg:y="3.81cm">
          <draw:image xlink:href="Pictures/100000010000014C000002221AF9CC54A7B96FC3.png" xlink:type="simple" xlink:show="embed" xlink:actuate="onLoad" draw:mime-type="image/png">
            <text:p/>
          </draw:image>
        </draw:frame>
        <draw:frame draw:style-name="gr1" draw:text-style-name="P2" draw:layer="layout" svg:width="2.591cm" svg:height="4.267cm" svg:x="18.415cm" svg:y="8.433cm">
          <draw:image xlink:href="Pictures/100000010000014C000002221AF9CC54A7B96FC3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1.27cm" svg:x="12.065cm" svg:y="4.4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3.365cm" svg:height="3.331cm" svg:x="5.525cm" svg:y="10.004cm">
          <draw:image xlink:href="Pictures/100000000000018F0000018B879A1C269B6754B2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1.27cm" draw:transform="rotate (-1.94290052332009) translate (10.362cm 7.4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4cm" svg:height="1.27cm" draw:transform="rotate (-1.02782439649946) translate (5.532cm 6.985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4cm" svg:height="1.27cm" svg:x="11.43cm" svg:y="9.525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<text:span text:style-name="T1">Multplexing Mongo Metric</text:span></text:p>
          </draw:text-box>
        </draw:frame>
        <draw:g>
          <draw:custom-shape draw:style-name="gr4" draw:text-style-name="P4" draw:layer="layout" svg:width="7.62cm" svg:height="4.998cm" svg:x="17.78cm" svg:y="3.2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2.565cm" svg:height="4.089cm" svg:x="18.415cm" svg:y="3.531cm">
            <draw:image xlink:href="Pictures/100000010000016300000236A04914C7E16C3608.png" xlink:type="simple" xlink:show="embed" xlink:actuate="onLoad" draw:mime-type="image/png">
              <text:p/>
            </draw:image>
          </draw:frame>
          <draw:frame draw:style-name="gr1" draw:text-style-name="P2" draw:layer="layout" svg:width="2.565cm" svg:height="4.089cm" svg:x="22.225cm" svg:y="3.531cm">
            <draw:image xlink:href="Pictures/100000010000016300000236A04914C7E16C3608.png" xlink:type="simple" xlink:show="embed" xlink:actuate="onLoad" draw:mime-type="image/png">
              <text:p/>
            </draw:image>
          </draw:frame>
        </draw:g>
        <draw:frame draw:style-name="gr1" draw:text-style-name="P2" draw:layer="layout" svg:width="3.365cm" svg:height="3.331cm" svg:x="9.525cm" svg:y="6.985cm">
          <draw:image xlink:href="Pictures/100000000000018F0000018B879A1C269B6754B2.png" xlink:type="simple" xlink:show="embed" xlink:actuate="onLoad" draw:mime-type="image/png">
            <text:p/>
          </draw:image>
        </draw:frame>
        <draw:custom-shape draw:style-name="gr2" draw:text-style-name="P2" draw:layer="layout" svg:width="2.54cm" svg:height="1.27cm" draw:transform="rotate (-0.511206937909141) translate (6.971cm 4.6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4cm" svg:height="1.27cm" svg:x="6.3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2" draw:layer="layout" svg:width="2.54cm" svg:height="1.27cm" svg:x="13.97cm" svg:y="6.985cm">
            <text:p/>
  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2.54cm" svg:height="1.27cm" svg:x="13.97cm" svg:y="5.0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4" draw:text-style-name="P4" draw:layer="layout" svg:width="7.62cm" svg:height="4.998cm" svg:x="17.78cm" svg:y="8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2" draw:layer="layout" svg:width="2.565cm" svg:height="4.089cm" svg:x="18.415cm" svg:y="9.164cm">
            <draw:image xlink:href="Pictures/100000010000016300000236A04914C7E16C3608.png" xlink:type="simple" xlink:show="embed" xlink:actuate="onLoad" draw:mime-type="image/png">
              <text:p/>
            </draw:image>
          </draw:frame>
          <draw:frame draw:style-name="gr1" draw:text-style-name="P2" draw:layer="layout" svg:width="2.565cm" svg:height="4.089cm" svg:x="22.225cm" svg:y="9.164cm">
            <draw:image xlink:href="Pictures/100000010000016300000236A04914C7E16C3608.png" xlink:type="simple" xlink:show="embed" xlink:actuate="onLoad" draw:mime-type="image/png">
              <text:p/>
            </draw:image>
          </draw:frame>
        </draw:g>
        <draw:g>
          <draw:custom-shape draw:style-name="gr2" draw:text-style-name="P2" draw:layer="layout" svg:width="2.54cm" svg:height="1.27cm" svg:x="13.97cm" svg:y="11.43cm">
            <text:p/>
  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2.54cm" svg:height="1.27cm" svg:x="13.97cm" svg:y="9.5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2.54cm" svg:height="1.27cm" draw:transform="rotate (0.41242130224626) translate (7.114cm 12.288cm)">
            <text:p/>
  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2.54cm" svg:height="1.27cm" draw:transform="rotate (0.41242130224626) translate (6.35cm 10.54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5" draw:text-style-name="P4" draw:layer="layout" svg:width="5.08cm" svg:height="12.7cm" svg:x="0.635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" draw:text-style-name="P2" draw:layer="layout" svg:width="2.642cm" svg:height="2.692cm" svg:x="1.827cm" svg:y="3.423cm">
              <draw:image xlink:href="Pictures/100000010000016D000001732F5FD5048E461482.png" xlink:type="simple" xlink:show="embed" xlink:actuate="onLoad" draw:mime-type="image/png">
                <text:p/>
              </draw:image>
            </draw:frame>
            <draw:frame draw:style-name="gr1" draw:text-style-name="P2" draw:layer="layout" svg:width="2.464cm" svg:height="2.565cm" svg:x="1.903cm" svg:y="6.83cm">
              <draw:image xlink:href="Pictures/10000001000001650000017462F7BBCB8F8CB899.png" xlink:type="simple" xlink:show="embed" xlink:actuate="onLoad" draw:mime-type="image/png">
                <text:p/>
              </draw:image>
            </draw:frame>
            <draw:frame draw:style-name="gr1" draw:text-style-name="P2" draw:layer="layout" svg:width="2.565cm" svg:height="4.089cm" svg:x="1.827cm" svg:y="10.64cm">
              <draw:image xlink:href="Pictures/100000010000016300000236A04914C7E16C3608.png" xlink:type="simple" xlink:show="embed" xlink:actuate="onLoad" draw:mime-type="image/png">
                <text:p/>
              </draw:image>
            </draw:frame>
          </draw:g>
        </draw:g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31T15:29:47.036000000</meta:creation-date>
    <dc:date>2023-08-31T16:00:50.863000000</dc:date>
    <meta:editing-duration>PT30M4S</meta:editing-duration>
    <meta:editing-cycles>6</meta:editing-cycles>
    <meta:generator>LibreOffice/7.4.1.2$Windows_X86_64 LibreOffice_project/3c58a8f3a960df8bc8fd77b461821e42c061c5f0</meta:generator>
    <meta:document-statistic meta:object-count="65"/>
  </office:meta>
</office:document-meta>
</file>